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9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10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12" text:style-name="P5">SE includes methods and automated tools used in the process</text:p>
              </text:list-item>
            </text:list>
            <text:list text:style-name="L2">
              <text:list-item>
                <text:p text:id="id13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14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15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16" draw:layer="layout" svg:width="24.765cm" svg:height="3.81cm" svg:x="1.905cm" svg:y="12.065cm">
          <text:p text:style-name="P7">A quality focus</text:p>
        </draw:ellipse>
        <draw:ellipse draw:style-name="gr3" draw:text-style-name="P8" draw:id="id17" draw:layer="layout" svg:width="21.59cm" svg:height="3.175cm" svg:x="3.175cm" svg:y="10.16cm">
          <text:p text:style-name="P7">process</text:p>
        </draw:ellipse>
        <draw:ellipse draw:style-name="gr3" draw:text-style-name="P8" draw:id="id18" draw:layer="layout" svg:width="17.145cm" svg:height="2.54cm" svg:x="5.715cm" svg:y="8.89cm">
          <text:p text:style-name="P7">methods</text:p>
        </draw:ellipse>
        <draw:ellipse draw:style-name="gr3" draw:text-style-name="P8" draw:id="id19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20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" text:style-name="P5">Commitment to quality</text:p>
              </text:list-item>
            </text:list>
            <text:list text:style-name="L2">
              <text:list-item>
                <text:p text:id="id22" text:style-name="P5">Continuous process improvement culture</text:p>
              </text:list-item>
            </text:list>
            <text:list text:style-name="L2">
              <text:list-item>
                <text:p text:id="id23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presentation:additive="base" svg:type="scale"/>
                  <anim:animateMotion smil:begin="0s" smil:dur="1s" smil:fill="hold" smil:decelerate="0.5" smil:targetElement="id20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24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25" text:style-name="P5"><text:span text:style-name="T4">foundation</text:span> for SE</text:p>
              </text:list-item>
            </text:list>
            <text:list text:style-name="L2">
              <text:list-item>
                <text:p text:id="id26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27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4" smil:attributeName="visibility" smil:to="visible"/>
                  <anim:transitionFilter smil:begin="0s" smil:dur="0.58s" smil:targetElement="id24" smil:type="barWipe" smil:subtype="topToBottom"/>
                  <anim:animate smil:begin="0s" smil:dur="1.822s" smil:targetElement="id24" smil:attributeName="x" smil:values="x-0.25;x" smil:keyTimes="0;1" presentation:additive="base" smil:keySplines="0,0;0.14,0.36;0.43,0.73;0.71,0.91;1,1"/>
                  <anim:animate smil:begin="0s" smil:dur="0.664s" smil:targetElement="id24" smil:attributeName="y" smil:values="0.5;1" smil:keyTimes="0;1" anim:formula="y-sin(pi*$)/3" presentation:additive="base" smil:keySplines="0,0;0.25,0.07;0.5,0.2;0.75,0.467;1,1"/>
                  <anim:animate smil:begin="0.664s" smil:dur="0.664s" smil:targetElement="id24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4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4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4" smil:to="1,0.6" presentation:additive="base" svg:type="scale"/>
                  <anim:animateTransform smil:begin="0.676s" smil:dur="0.166s" smil:decelerate="0.5" smil:targetElement="id24" smil:to="1,1" presentation:additive="base" svg:type="scale"/>
                  <anim:animateTransform smil:begin="1.312s" smil:dur="0.026s" smil:targetElement="id24" smil:to="1,0.8" presentation:additive="base" svg:type="scale"/>
                  <anim:animateTransform smil:begin="1.338s" smil:dur="0.166s" smil:decelerate="0.5" smil:targetElement="id24" smil:to="1,1" presentation:additive="base" svg:type="scale"/>
                  <anim:animateTransform smil:begin="1.642s" smil:dur="0.026s" smil:targetElement="id24" smil:to="1,0.9" presentation:additive="base" svg:type="scale"/>
                  <anim:animateTransform smil:begin="1.668s" smil:dur="0.166s" smil:decelerate="0.5" smil:targetElement="id24" smil:to="1,1" presentation:additive="base" svg:type="scale"/>
                  <anim:animateTransform smil:begin="1.808s" smil:dur="0.026s" smil:targetElement="id24" smil:to="1,0.95" presentation:additive="base" svg:type="scale"/>
                  <anim:animateTransform smil:begin="1.834s" smil:dur="0.166s" smil:decelerate="0.5" smil:targetElement="id24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28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5">Provides technical how-to's for building software</text:p>
              </text:list-item>
            </text:list>
            <text:list text:style-name="L2">
              <text:list-item>
                <text:p text:id="id30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8" smil:attributeName="visibility" smil:to="visible"/>
                  <anim:transitionFilter smil:begin="0s" smil:dur="0.58s" smil:targetElement="id28" smil:type="barWipe" smil:subtype="topToBottom"/>
                  <anim:animate smil:begin="0s" smil:dur="1.822s" smil:targetElement="id28" smil:attributeName="x" smil:values="x-0.25;x" smil:keyTimes="0;1" presentation:additive="base" smil:keySplines="0,0;0.14,0.36;0.43,0.73;0.71,0.91;1,1"/>
                  <anim:animate smil:begin="0s" smil:dur="0.664s" smil:targetElement="id28" smil:attributeName="y" smil:values="0.5;1" smil:keyTimes="0;1" anim:formula="y-sin(pi*$)/3" presentation:additive="base" smil:keySplines="0,0;0.25,0.07;0.5,0.2;0.75,0.467;1,1"/>
                  <anim:animate smil:begin="0.664s" smil:dur="0.664s" smil:targetElement="id28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8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8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8" smil:to="1,0.6" presentation:additive="base" svg:type="scale"/>
                  <anim:animateTransform smil:begin="0.676s" smil:dur="0.166s" smil:decelerate="0.5" smil:targetElement="id28" smil:to="1,1" presentation:additive="base" svg:type="scale"/>
                  <anim:animateTransform smil:begin="1.312s" smil:dur="0.026s" smil:targetElement="id28" smil:to="1,0.8" presentation:additive="base" svg:type="scale"/>
                  <anim:animateTransform smil:begin="1.338s" smil:dur="0.166s" smil:decelerate="0.5" smil:targetElement="id28" smil:to="1,1" presentation:additive="base" svg:type="scale"/>
                  <anim:animateTransform smil:begin="1.642s" smil:dur="0.026s" smil:targetElement="id28" smil:to="1,0.9" presentation:additive="base" svg:type="scale"/>
                  <anim:animateTransform smil:begin="1.668s" smil:dur="0.166s" smil:decelerate="0.5" smil:targetElement="id28" smil:to="1,1" presentation:additive="base" svg:type="scale"/>
                  <anim:animateTransform smil:begin="1.808s" smil:dur="0.026s" smil:targetElement="id28" smil:to="1,0.95" presentation:additive="base" svg:type="scale"/>
                  <anim:animateTransform smil:begin="1.834s" smil:dur="0.166s" smil:decelerate="0.5" smil:targetElement="id28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31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32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33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1" smil:attributeName="visibility" smil:to="visible"/>
                  <anim:transitionFilter smil:begin="0s" smil:dur="0.58s" smil:targetElement="id31" smil:type="barWipe" smil:subtype="topToBottom"/>
                  <anim:animate smil:begin="0s" smil:dur="1.822s" smil:targetElement="id31" smil:attributeName="x" smil:values="x-0.25;x" smil:keyTimes="0;1" presentation:additive="base" smil:keySplines="0,0;0.14,0.36;0.43,0.73;0.71,0.91;1,1"/>
                  <anim:animate smil:begin="0s" smil:dur="0.664s" smil:targetElement="id31" smil:attributeName="y" smil:values="0.5;1" smil:keyTimes="0;1" anim:formula="y-sin(pi*$)/3" presentation:additive="base" smil:keySplines="0,0;0.25,0.07;0.5,0.2;0.75,0.467;1,1"/>
                  <anim:animate smil:begin="0.664s" smil:dur="0.664s" smil:targetElement="id31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31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31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31" smil:to="1,0.6" presentation:additive="base" svg:type="scale"/>
                  <anim:animateTransform smil:begin="0.676s" smil:dur="0.166s" smil:decelerate="0.5" smil:targetElement="id31" smil:to="1,1" presentation:additive="base" svg:type="scale"/>
                  <anim:animateTransform smil:begin="1.312s" smil:dur="0.026s" smil:targetElement="id31" smil:to="1,0.8" presentation:additive="base" svg:type="scale"/>
                  <anim:animateTransform smil:begin="1.338s" smil:dur="0.166s" smil:decelerate="0.5" smil:targetElement="id31" smil:to="1,1" presentation:additive="base" svg:type="scale"/>
                  <anim:animateTransform smil:begin="1.642s" smil:dur="0.026s" smil:targetElement="id31" smil:to="1,0.9" presentation:additive="base" svg:type="scale"/>
                  <anim:animateTransform smil:begin="1.668s" smil:dur="0.166s" smil:decelerate="0.5" smil:targetElement="id31" smil:to="1,1" presentation:additive="base" svg:type="scale"/>
                  <anim:animateTransform smil:begin="1.808s" smil:dur="0.026s" smil:targetElement="id31" smil:to="1,0.95" presentation:additive="base" svg:type="scale"/>
                  <anim:animateTransform smil:begin="1.834s" smil:dur="0.166s" smil:decelerate="0.5" smil:targetElement="id31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34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5" text:style-name="P5">What is the problem to be solved?</text:p>
              </text:list-item>
            </text:list>
            <text:list text:style-name="L2">
              <text:list-item>
                <text:p text:id="id36" text:style-name="P5">What are the characteristics of the entity that is used to solve the problem?</text:p>
              </text:list-item>
            </text:list>
            <text:list text:style-name="L2">
              <text:list-item>
                <text:p text:id="id37" text:style-name="P5">How will the entity (and the solution) be realized?</text:p>
              </text:list-item>
            </text:list>
            <text:list text:style-name="L2">
              <text:list-item>
                <text:p text:id="id38" text:style-name="P5">How will the entity be constructed?</text:p>
              </text:list-item>
            </text:list>
            <text:list text:style-name="L2">
              <text:list-item>
                <text:p text:id="id39" text:style-name="P5">How will the errors be corrected?</text:p>
              </text:list-item>
            </text:list>
            <text:list text:style-name="L2">
              <text:list-item>
                <text:p text:id="id40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41" text:style-name="P5">In SE, software is the entity</text:p>
              </text:list-item>
            </text:list>
            <text:list text:style-name="L2">
              <text:list-item>
                <text:p text:id="id42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43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44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46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48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50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51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3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54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5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7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9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1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63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layer="layout" svg:width="24.765cm" svg:height="13.97cm" svg:x="1.905cm" svg:y="4.445cm">
          <text:p text:style-name="P2"/>
        </draw:rect>
        <draw:rect draw:style-name="gr4" draw:text-style-name="P8" draw:layer="layout" svg:width="22.225cm" svg:height="9.525cm" svg:x="3.175cm" svg:y="7.62cm">
          <text:p text:style-name="P2"/>
        </draw:rect>
        <draw:rect draw:style-name="gr4" draw:text-style-name="P8" draw:layer="layout" svg:width="19.685cm" svg:height="10.16cm" svg:x="4.445cm" svg:y="5.715cm">
          <text:p text:style-name="P2"/>
        </draw:rect>
        <draw:rect draw:style-name="gr4" draw:text-style-name="P8" draw:layer="layout" svg:width="15.875cm" svg:height="7.62cm" svg:x="6.35cm" svg:y="6.985cm">
          <text:p text:style-name="P2"/>
        </draw:rect>
        <draw:rect draw:style-name="gr3" draw:text-style-name="P8" draw:layer="layout" svg:width="9.525cm" svg:height="1.27cm" svg:x="9.525cm" svg:y="8.89cm">
          <text:p text:style-name="P7">Tasks</text:p>
        </draw:rect>
        <draw:rect draw:style-name="gr3" draw:text-style-name="P8" draw:layer="layout" svg:width="9.525cm" svg:height="1.27cm" svg:x="9.525cm" svg:y="12.7cm">
          <text:p text:style-name="P7">SQA points</text:p>
        </draw:rect>
        <draw:rect draw:style-name="gr3" draw:text-style-name="P8" draw:layer="layout" svg:width="9.525cm" svg:height="1.27cm" svg:x="9.525cm" svg:y="10.795cm">
          <text:p text:style-name="P7">Milestones, deliverables</text:p>
        </draw:rect>
        <draw:frame draw:style-name="gr5" draw:text-style-name="P2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layer="layout" svg:width="8.89cm" svg:height="0.987cm" svg:x="7.62cm" svg:y="6.985cm">
          <draw:text-box>
            <text:p text:style-name="P2">Task Sets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1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72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76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78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79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1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2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83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84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85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88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91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trategy that encompasses process and the generic phases for developing software</text:p>
              </text:list-item>
            </text:list>
            <text:list text:style-name="L2">
              <text:list-item>
                <text:p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94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96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97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98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95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4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1-23T22:33:28</dc:date>
    <dc:language>de-DE</dc:language>
    <meta:editing-cycles>360</meta:editing-cycles>
    <meta:editing-duration>PT11H51M51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